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e6c9" officeooo:paragraph-rsid="0011e6c9"/>
    </style:style>
    <style:style style:name="P2" style:family="paragraph" style:parent-style-name="Standard">
      <style:text-properties officeooo:rsid="0011e6c9" officeooo:paragraph-rsid="00125a0a"/>
    </style:style>
    <style:style style:name="P3" style:family="paragraph" style:parent-style-name="Standard">
      <style:text-properties officeooo:rsid="00125a0a" officeooo:paragraph-rsid="00125a0a"/>
    </style:style>
    <style:style style:name="T1" style:family="text">
      <style:text-properties officeooo:rsid="0011e6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EEN 1- Log in screen</text:p>
      <text:p text:style-name="P1">1. Enter your username and password</text:p>
      <text:p text:style-name="P1">2. If you don't have an account, create a new account.</text:p>
      <text:p text:style-name="P1">3. Now log in.</text:p>
      <text:p text:style-name="P1"/>
      <text:p text:style-name="P1">Screen 2(a)- Manager Screen</text:p>
      <text:p text:style-name="P1">1.Click on Inventory to:</text:p>
      <text:p text:style-name="P1"><text:s/>(a)See available items </text:p>
      <text:p text:style-name="P1"><text:s/>(b) Add new products</text:p>
      <text:p text:style-name="P1"><text:s/>(c)Remove an item </text:p>
      <text:p text:style-name="P1">2.Click on New Invoice </text:p>
      <text:p text:style-name="P1"><text:s/>(a)Add client name</text:p>
      <text:p text:style-name="P1"><text:s/>(b)Choose items from existing items and click on Auto Fill</text:p>
      <text:p text:style-name="P1"><text:s/>(c)Enter quantity</text:p>
      <text:p text:style-name="P1"><text:s/>(d)Click Add Item to add it to the bill</text:p>
      <text:p text:style-name="P1"><text:s/>(e)Click Remove Item to remove it from the bill</text:p>
      <text:p text:style-name="P1"><text:s/>(f) Click on Generate Bill</text:p>
      <text:p text:style-name="P1">3.Click on Existing Invoices to</text:p>
      <text:p text:style-name="P1"><text:s/>(a)Access old invoices</text:p>
      <text:p text:style-name="P1"/>
      <text:p text:style-name="P3">Screen 2(b)- Cashier Screen</text:p>
      <text:p text:style-name="P3">1.Click on New Invoice</text:p>
      <text:p text:style-name="P2"><text:s/>(a)Add client name</text:p>
      <text:p text:style-name="P2"><text:s/>(b)Choose items from existing items and click on Auto Fill</text:p>
      <text:p text:style-name="P2"><text:s/>(c)Enter quantity</text:p>
      <text:p text:style-name="P2"><text:s/>(d)Click Add Item to add it to the bill</text:p>
      <text:p text:style-name="P2"><text:s/>(e)Click Remove Item to remove it from the bill</text:p>
      <text:p text:style-name="P2"><text:s/>(f) Click on Generate Bill</text:p>
      <text:p text:style-name="P3">2.<text:span text:style-name="T1">Click on Existing Invoices to</text:span></text:p>
      <text:p text:style-name="P2"><text:s/>(a)Access old invoic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2:55:16.270907531</meta:creation-date>
    <dc:date>2017-11-03T13:16:51.276271205</dc:date>
    <meta:editing-duration>PT6M14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148" meta:character-count="843" meta:non-whitespace-character-count="703"/>
  </office:meta>
</office:document-meta>
</file>